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835c6b" officeooo:paragraph-rsid="00887416" style:font-weight-asian="normal" style:font-weight-complex="normal"/>
    </style:style>
    <style:style style:name="P2" style:family="paragraph" style:parent-style-name="Standard">
      <style:text-properties fo:font-weight="normal" officeooo:rsid="007782b9" officeooo:paragraph-rsid="00835c6b" style:font-weight-asian="normal" style:font-weight-complex="normal"/>
    </style:style>
    <style:style style:name="P3" style:family="paragraph" style:parent-style-name="Standard">
      <style:text-properties fo:font-weight="normal" officeooo:rsid="0064e971" officeooo:paragraph-rsid="00835c6b" style:font-weight-asian="normal" style:font-weight-complex="normal"/>
    </style:style>
    <style:style style:name="P4" style:family="paragraph" style:parent-style-name="Standard">
      <style:text-properties fo:font-weight="normal" officeooo:rsid="00904ea3" officeooo:paragraph-rsid="008ce510" style:font-weight-asian="normal" style:font-weight-complex="normal"/>
    </style:style>
    <style:style style:name="P5" style:family="paragraph" style:parent-style-name="Standard">
      <style:text-properties fo:font-weight="normal" officeooo:rsid="0093f84d" officeooo:paragraph-rsid="00913c92" style:font-weight-asian="normal" style:font-weight-complex="normal"/>
    </style:style>
    <style:style style:name="P6" style:family="paragraph" style:parent-style-name="Standard">
      <style:text-properties fo:font-weight="bold" officeooo:rsid="0083091b" officeooo:paragraph-rsid="0083091b" style:font-weight-asian="bold" style:font-weight-complex="bold"/>
    </style:style>
    <style:style style:name="P7" style:family="paragraph" style:parent-style-name="Standard">
      <style:text-properties fo:font-weight="bold" officeooo:rsid="005c7f1a" officeooo:paragraph-rsid="00835c6b" style:font-weight-asian="bold" style:font-weight-complex="bold"/>
    </style:style>
    <style:style style:name="P8" style:family="paragraph" style:parent-style-name="Standard">
      <style:text-properties fo:font-weight="bold" officeooo:rsid="007612f3" officeooo:paragraph-rsid="00835c6b" style:font-weight-asian="bold" style:font-weight-complex="bold"/>
    </style:style>
    <style:style style:name="P9" style:family="paragraph" style:parent-style-name="Standard">
      <style:text-properties fo:font-weight="bold" officeooo:rsid="008683f1" officeooo:paragraph-rsid="008683f1" style:font-weight-asian="bold" style:font-weight-complex="bold"/>
    </style:style>
    <style:style style:name="P10" style:family="paragraph" style:parent-style-name="Standard">
      <style:text-properties officeooo:rsid="002f8a74" officeooo:paragraph-rsid="00835c6b"/>
    </style:style>
    <style:style style:name="P11" style:family="paragraph" style:parent-style-name="Standard">
      <style:text-properties officeooo:rsid="00472594" officeooo:paragraph-rsid="00835c6b"/>
    </style:style>
    <style:style style:name="P12" style:family="paragraph" style:parent-style-name="Standard">
      <style:text-properties officeooo:rsid="0070485d" officeooo:paragraph-rsid="00835c6b"/>
    </style:style>
    <style:style style:name="P13" style:family="paragraph" style:parent-style-name="Standard">
      <style:text-properties officeooo:paragraph-rsid="00835c6b"/>
    </style:style>
    <style:style style:name="P14" style:family="paragraph" style:parent-style-name="Standard">
      <style:text-properties officeooo:rsid="00899d77" officeooo:paragraph-rsid="00899d77"/>
    </style:style>
    <style:style style:name="P15" style:family="paragraph" style:parent-style-name="Standard">
      <style:text-properties officeooo:paragraph-rsid="008ce510"/>
    </style:style>
    <style:style style:name="P16" style:family="paragraph" style:parent-style-name="Standard">
      <style:text-properties officeooo:paragraph-rsid="00913c92"/>
    </style:style>
    <style:style style:name="P17" style:family="paragraph" style:parent-style-name="Standard">
      <style:text-properties officeooo:rsid="009447f9" officeooo:paragraph-rsid="009447f9"/>
    </style:style>
    <style:style style:name="P18" style:family="paragraph" style:parent-style-name="Standard">
      <style:text-properties fo:font-weight="bold" officeooo:rsid="009575c7" officeooo:paragraph-rsid="009575c7" style:font-weight-asian="bold" style:font-weight-complex="bold"/>
    </style:style>
    <style:style style:name="P19" style:family="paragraph" style:parent-style-name="Standard">
      <style:text-properties fo:font-weight="bold" officeooo:rsid="009e3ae4" officeooo:paragraph-rsid="009e3ae4" style:font-weight-asian="bold" style:font-weight-complex="bold"/>
    </style:style>
    <style:style style:name="P20" style:family="paragraph" style:parent-style-name="Standard">
      <style:text-properties fo:font-weight="bold" officeooo:paragraph-rsid="00962eb0" style:font-weight-asian="bold" style:font-weight-complex="bold"/>
    </style:style>
    <style:style style:name="P21" style:family="paragraph" style:parent-style-name="Standard">
      <style:text-properties fo:font-weight="bold" officeooo:rsid="00ab487b" officeooo:paragraph-rsid="00ab487b" style:font-weight-asian="bold" style:font-weight-complex="bold"/>
    </style:style>
    <style:style style:name="P22" style:family="paragraph" style:parent-style-name="Standard">
      <style:text-properties fo:font-weight="normal" officeooo:rsid="00962eb0" officeooo:paragraph-rsid="00962eb0" style:font-weight-asian="normal" style:font-weight-complex="normal"/>
    </style:style>
    <style:style style:name="P23" style:family="paragraph" style:parent-style-name="Standard">
      <style:text-properties fo:font-weight="normal" officeooo:rsid="001d1716" officeooo:paragraph-rsid="001d1716" style:font-weight-asian="normal" style:font-weight-complex="normal"/>
    </style:style>
    <style:style style:name="P24" style:family="paragraph" style:parent-style-name="Standard">
      <style:text-properties fo:font-weight="normal" officeooo:rsid="0098b379" officeooo:paragraph-rsid="0098b379" style:font-weight-asian="normal" style:font-weight-complex="normal"/>
    </style:style>
    <style:style style:name="P25" style:family="paragraph" style:parent-style-name="Standard">
      <style:text-properties fo:font-weight="normal" officeooo:rsid="00835c6b" officeooo:paragraph-rsid="00887416" style:font-weight-asian="normal" style:font-weight-complex="normal"/>
    </style:style>
    <style:style style:name="P26" style:family="paragraph" style:parent-style-name="Standard">
      <style:text-properties fo:font-weight="normal" officeooo:rsid="00a0a58b" officeooo:paragraph-rsid="00a0a58b" style:font-weight-asian="normal" style:font-weight-complex="normal"/>
    </style:style>
    <style:style style:name="P27" style:family="paragraph" style:parent-style-name="Standard">
      <style:text-properties fo:font-weight="normal" officeooo:rsid="005bb123" officeooo:paragraph-rsid="00835c6b" style:font-weight-asian="normal" style:font-weight-complex="normal"/>
    </style:style>
    <style:style style:name="P28" style:family="paragraph" style:parent-style-name="Standard">
      <style:text-properties fo:font-weight="normal" officeooo:rsid="00ab487b" officeooo:paragraph-rsid="00ab487b" style:font-weight-asian="normal" style:font-weight-complex="normal"/>
    </style:style>
    <style:style style:name="P29" style:family="paragraph" style:parent-style-name="Standard">
      <style:text-properties fo:font-weight="normal" officeooo:rsid="00ad0014" officeooo:paragraph-rsid="00ad0014" style:font-weight-asian="normal" style:font-weight-complex="normal"/>
    </style:style>
    <style:style style:name="P30" style:family="paragraph" style:parent-style-name="Standard">
      <style:text-properties officeooo:paragraph-rsid="00962eb0"/>
    </style:style>
    <style:style style:name="P31" style:family="paragraph" style:parent-style-name="Standard">
      <style:text-properties officeooo:paragraph-rsid="00a0a58b"/>
    </style:style>
    <style:style style:name="P32" style:family="paragraph" style:parent-style-name="Standard">
      <style:text-properties officeooo:paragraph-rsid="00899d77"/>
    </style:style>
    <style:style style:name="P33" style:family="paragraph" style:parent-style-name="Standard">
      <style:text-properties fo:font-style="italic" fo:font-weight="normal" officeooo:rsid="00a63913" officeooo:paragraph-rsid="00a63913" style:font-style-asian="italic" style:font-weight-asian="normal" style:font-style-complex="italic" style:font-weight-complex="normal"/>
    </style:style>
    <style:style style:name="P34" style:family="paragraph" style:parent-style-name="Standard">
      <style:text-properties fo:font-style="italic" fo:font-weight="normal" officeooo:rsid="00a6aa8f" officeooo:paragraph-rsid="00a6aa8f" style:font-style-asian="italic" style:font-weight-asian="normal" style:font-style-complex="italic" style:font-weight-complex="normal"/>
    </style:style>
    <style:style style:name="P35" style:family="paragraph" style:parent-style-name="Standard">
      <style:text-properties fo:font-style="italic" fo:font-weight="bold" officeooo:rsid="00a6aa8f" officeooo:paragraph-rsid="009e3ae4" style:font-style-asian="italic" style:font-weight-asian="bold" style:font-style-complex="italic" style:font-weight-complex="bold"/>
    </style:style>
    <style:style style:name="P36" style:family="paragraph" style:parent-style-name="Standard">
      <style:text-properties fo:font-style="italic" officeooo:rsid="00a87fdf" officeooo:paragraph-rsid="00a87fdf" style:font-style-asian="italic" style:font-style-complex="italic"/>
    </style:style>
    <style:style style:name="P37" style:family="paragraph" style:parent-style-name="Standard">
      <style:text-properties fo:font-style="italic" officeooo:rsid="00a95e1e" officeooo:paragraph-rsid="00a95e1e" style:font-style-asian="italic" style:font-style-complex="italic"/>
    </style:style>
    <style:style style:name="P38" style:family="paragraph" style:parent-style-name="Standard">
      <style:text-properties officeooo:paragraph-rsid="00835c6b"/>
    </style:style>
    <style:style style:name="P39" style:family="paragraph" style:parent-style-name="Standard">
      <style:text-properties officeooo:rsid="00472594" officeooo:paragraph-rsid="00835c6b"/>
    </style:style>
    <style:style style:name="P40" style:family="paragraph" style:parent-style-name="Standard">
      <style:text-properties officeooo:rsid="00af8393" officeooo:paragraph-rsid="00af8393"/>
    </style:style>
    <style:style style:name="T1" style:family="text">
      <style:text-properties fo:font-weight="normal" style:font-weight-asian="normal" style:font-weight-complex="normal"/>
    </style:style>
    <style:style style:name="T2" style:family="text">
      <style:text-properties fo:font-weight="normal" officeooo:rsid="005bb123" style:font-weight-asian="normal" style:font-weight-complex="normal"/>
    </style:style>
    <style:style style:name="T3" style:family="text">
      <style:text-properties fo:font-weight="normal" officeooo:rsid="0064e971" style:font-weight-asian="normal" style:font-weight-complex="normal"/>
    </style:style>
    <style:style style:name="T4" style:family="text">
      <style:text-properties fo:font-weight="normal" officeooo:rsid="0065e0e1" style:font-weight-asian="normal" style:font-weight-complex="normal"/>
    </style:style>
    <style:style style:name="T5" style:family="text">
      <style:text-properties fo:font-weight="normal" officeooo:rsid="006b6c4d" style:font-weight-asian="normal" style:font-weight-complex="normal"/>
    </style:style>
    <style:style style:name="T6" style:family="text">
      <style:text-properties fo:font-weight="normal" officeooo:rsid="006b5680" style:font-weight-asian="normal" style:font-weight-complex="normal"/>
    </style:style>
    <style:style style:name="T7" style:family="text">
      <style:text-properties fo:font-weight="normal" officeooo:rsid="008b2e0e" style:font-weight-asian="normal" style:font-weight-complex="normal"/>
    </style:style>
    <style:style style:name="T8" style:family="text">
      <style:text-properties fo:font-weight="normal" officeooo:rsid="008ce510" style:font-weight-asian="normal" style:font-weight-complex="normal"/>
    </style:style>
    <style:style style:name="T9" style:family="text">
      <style:text-properties fo:font-weight="normal" officeooo:rsid="008ed6c0" style:font-weight-asian="normal" style:font-weight-complex="normal"/>
    </style:style>
    <style:style style:name="T10" style:family="text">
      <style:text-properties fo:font-weight="normal" officeooo:rsid="00904ea3" style:font-weight-asian="normal" style:font-weight-complex="normal"/>
    </style:style>
    <style:style style:name="T11" style:family="text">
      <style:text-properties fo:font-weight="normal" officeooo:rsid="009315b2" style:font-weight-asian="normal" style:font-weight-complex="normal"/>
    </style:style>
    <style:style style:name="T12" style:family="text">
      <style:text-properties fo:font-weight="normal" officeooo:rsid="00913c92" style:font-weight-asian="normal" style:font-weight-complex="normal"/>
    </style:style>
    <style:style style:name="T13" style:family="text">
      <style:text-properties fo:font-weight="normal" officeooo:rsid="0093f84d" style:font-weight-asian="normal" style:font-weight-complex="normal"/>
    </style:style>
    <style:style style:name="T14" style:family="text">
      <style:text-properties fo:font-weight="normal" officeooo:rsid="009447f9" style:font-weight-asian="normal" style:font-weight-complex="normal"/>
    </style:style>
    <style:style style:name="T15" style:family="text">
      <style:text-properties fo:font-weight="normal" officeooo:rsid="0094dc79" style:font-weight-asian="normal" style:font-weight-complex="normal"/>
    </style:style>
    <style:style style:name="T16" style:family="text">
      <style:text-properties fo:font-weight="normal" officeooo:rsid="00962eb0" style:font-weight-asian="normal" style:font-weight-complex="normal"/>
    </style:style>
    <style:style style:name="T17" style:family="text">
      <style:text-properties fo:font-weight="normal" officeooo:rsid="009753f0" style:font-weight-asian="normal" style:font-weight-complex="normal"/>
    </style:style>
    <style:style style:name="T18" style:family="text">
      <style:text-properties fo:font-weight="normal" officeooo:rsid="0098d553" style:font-weight-asian="normal" style:font-weight-complex="normal"/>
    </style:style>
    <style:style style:name="T19" style:family="text">
      <style:text-properties fo:font-weight="normal" officeooo:rsid="009bacec" style:font-weight-asian="normal" style:font-weight-complex="normal"/>
    </style:style>
    <style:style style:name="T20" style:family="text">
      <style:text-properties fo:font-weight="normal" officeooo:rsid="00a0a58b" style:font-weight-asian="normal" style:font-weight-complex="normal"/>
    </style:style>
    <style:style style:name="T21" style:family="text">
      <style:text-properties fo:font-weight="normal" officeooo:rsid="00a0fa03" style:font-weight-asian="normal" style:font-weight-complex="normal"/>
    </style:style>
    <style:style style:name="T22" style:family="text">
      <style:text-properties fo:font-weight="normal" officeooo:rsid="00a2cea7" style:font-weight-asian="normal" style:font-weight-complex="normal"/>
    </style:style>
    <style:style style:name="T23" style:family="text">
      <style:text-properties fo:font-weight="normal" officeooo:rsid="00a48c7b" style:font-weight-asian="normal" style:font-weight-complex="normal"/>
    </style:style>
    <style:style style:name="T24" style:family="text">
      <style:text-properties fo:font-weight="normal" officeooo:rsid="00a5344f" style:font-weight-asian="normal" style:font-weight-complex="normal"/>
    </style:style>
    <style:style style:name="T25" style:family="text">
      <style:text-properties fo:font-weight="normal" officeooo:rsid="00899d77" style:font-weight-asian="normal" style:font-weight-complex="normal"/>
    </style:style>
    <style:style style:name="T26" style:family="text">
      <style:text-properties fo:font-weight="normal" officeooo:rsid="00b03130" style:font-weight-asian="normal" style:font-weight-complex="normal"/>
    </style:style>
    <style:style style:name="T27" style:family="text">
      <style:text-properties fo:font-weight="bold" officeooo:rsid="00632925" style:font-weight-asian="bold" style:font-weight-complex="bold"/>
    </style:style>
    <style:style style:name="T28" style:family="text">
      <style:text-properties fo:font-weight="bold" officeooo:rsid="006b5680" style:font-weight-asian="bold" style:font-weight-complex="bold"/>
    </style:style>
    <style:style style:name="T29" style:family="text">
      <style:text-properties officeooo:rsid="00835c6b"/>
    </style:style>
    <style:style style:name="T30" style:family="text">
      <style:text-properties officeooo:rsid="007974e8"/>
    </style:style>
    <style:style style:name="T31" style:family="text">
      <style:text-properties officeooo:rsid="005fdfed"/>
    </style:style>
    <style:style style:name="T32" style:family="text">
      <style:text-properties officeooo:rsid="00332016"/>
    </style:style>
    <style:style style:name="T33" style:family="text">
      <style:text-properties officeooo:rsid="005e6291"/>
    </style:style>
    <style:style style:name="T34" style:family="text">
      <style:text-properties officeooo:rsid="0060dca5"/>
    </style:style>
    <style:style style:name="T35" style:family="text">
      <style:text-properties officeooo:rsid="003ca0f2"/>
    </style:style>
    <style:style style:name="T36" style:family="text">
      <style:text-properties officeooo:rsid="003d1016"/>
    </style:style>
    <style:style style:name="T37" style:family="text">
      <style:text-properties officeooo:rsid="003a0c2d"/>
    </style:style>
    <style:style style:name="T38" style:family="text">
      <style:text-properties officeooo:rsid="003d8ee9"/>
    </style:style>
    <style:style style:name="T39" style:family="text">
      <style:text-properties officeooo:rsid="004bce70"/>
    </style:style>
    <style:style style:name="T40" style:family="text">
      <style:text-properties officeooo:rsid="003eec12"/>
    </style:style>
    <style:style style:name="T41" style:family="text">
      <style:text-properties officeooo:rsid="003fbec5"/>
    </style:style>
    <style:style style:name="T42" style:family="text">
      <style:text-properties officeooo:rsid="0048dfb8"/>
    </style:style>
    <style:style style:name="T43" style:family="text">
      <style:text-properties officeooo:rsid="00416827"/>
    </style:style>
    <style:style style:name="T44" style:family="text">
      <style:text-properties officeooo:rsid="00431b6b"/>
    </style:style>
    <style:style style:name="T45" style:family="text">
      <style:text-properties officeooo:rsid="0062159b"/>
    </style:style>
    <style:style style:name="T46" style:family="text">
      <style:text-properties officeooo:rsid="006b5680"/>
    </style:style>
    <style:style style:name="T47" style:family="text">
      <style:text-properties officeooo:rsid="00632925"/>
    </style:style>
    <style:style style:name="T48" style:family="text">
      <style:text-properties officeooo:rsid="006cfdf2"/>
    </style:style>
    <style:style style:name="T49" style:family="text">
      <style:text-properties officeooo:rsid="0044247e"/>
    </style:style>
    <style:style style:name="T50" style:family="text">
      <style:text-properties officeooo:rsid="004aecfe"/>
    </style:style>
    <style:style style:name="T51" style:family="text">
      <style:text-properties officeooo:rsid="0047aca9"/>
    </style:style>
    <style:style style:name="T52" style:family="text">
      <style:text-properties officeooo:rsid="0047d38d"/>
    </style:style>
    <style:style style:name="T53" style:family="text">
      <style:text-properties officeooo:rsid="006d713c"/>
    </style:style>
    <style:style style:name="T54" style:family="text">
      <style:text-properties officeooo:rsid="006f6c01"/>
    </style:style>
    <style:style style:name="T55" style:family="text">
      <style:text-properties officeooo:rsid="007984e6"/>
    </style:style>
    <style:style style:name="T56" style:family="text">
      <style:text-properties officeooo:rsid="007a55ee"/>
    </style:style>
    <style:style style:name="T57" style:family="text">
      <style:text-properties officeooo:rsid="00740f60"/>
    </style:style>
    <style:style style:name="T58" style:family="text">
      <style:text-properties officeooo:rsid="00741ee5"/>
    </style:style>
    <style:style style:name="T59" style:family="text">
      <style:text-properties officeooo:rsid="00721e33"/>
    </style:style>
    <style:style style:name="T60" style:family="text">
      <style:text-properties officeooo:rsid="00852b30"/>
    </style:style>
    <style:style style:name="T61" style:family="text">
      <style:text-properties officeooo:rsid="008683f1"/>
    </style:style>
    <style:style style:name="T62" style:family="text">
      <style:text-properties officeooo:rsid="00887416"/>
    </style:style>
    <style:style style:name="T63" style:family="text">
      <style:text-properties officeooo:rsid="009753f0"/>
    </style:style>
    <style:style style:name="T64" style:family="text">
      <style:text-properties officeooo:rsid="009a0624"/>
    </style:style>
    <style:style style:name="T65" style:family="text">
      <style:text-properties officeooo:rsid="009d0114"/>
    </style:style>
    <style:style style:name="T66" style:family="text">
      <style:text-properties officeooo:rsid="009e3ae4"/>
    </style:style>
    <style:style style:name="T67" style:family="text">
      <style:text-properties officeooo:rsid="009f918a"/>
    </style:style>
    <style:style style:name="T68" style:family="text">
      <style:text-properties officeooo:rsid="00a0fa03"/>
    </style:style>
    <style:style style:name="T69" style:family="text">
      <style:text-properties officeooo:rsid="00a63913"/>
    </style:style>
    <style:style style:name="T70" style:family="text">
      <style:text-properties officeooo:rsid="00ad0014"/>
    </style:style>
    <style:style style:name="T71" style:family="text">
      <style:text-properties officeooo:rsid="00adb4b9"/>
    </style:style>
    <style:style style:name="T72" style:family="text">
      <style:text-properties officeooo:rsid="00ae00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valuation of <text:span text:style-name="T29">Classifier</text:span></text:p>
      <text:p text:style-name="P6"/>
      <text:p text:style-name="P9">1. The Codebook <text:span text:style-name="T66">&amp; Dataset</text:span><text:span text:style-name="T67">s</text:span></text:p>
      <text:p text:style-name="P1">The codebook was formulated <text:span text:style-name="T60">only from analysis of the crypto-market listings. </text:span></text:p>
      <text:p text:style-name="P1"/>
      <text:p text:style-name="P1"><text:span text:style-name="T61">In retrospect, and if time had permitted, the codebook should have been formulated based on a sub-section of </text:span><text:span text:style-name="T62">each of the three datasets </text:span><text:span text:style-name="T65">in order to develop a more well-rounded view of the most prevalent categories. </text:span>This would have allowed for a more accurate <text:span text:style-name="T61">and detailed codebook.</text:span></text:p>
      <text:p text:style-name="P1"/>
      <text:p text:style-name="P26">As discussed in the initial proposal, the input datasets are not contemporary <text:span text:style-name="T68">with the most recent items being from 2018.</text:span></text:p>
      <text:p text:style-name="P26"/>
      <text:p text:style-name="P31"><text:span text:style-name="T20">Having a more contemporary dataset, would allow for us to be more confident </text:span><text:span text:style-name="T21">that the trends we identified will continue into the future.</text:span></text:p>
      <text:p text:style-name="P7"/>
      <text:p text:style-name="P9">2. Classifier Design</text:p>
      <text:p text:style-name="P13"><text:span text:style-name="T2">While the design of the model was generally effective </text:span><text:span text:style-name="T22">and achieved our primary purpose</text:span><text:span text:style-name="T2">, there were a</text:span><text:span text:style-name="T3">re </text:span><text:span text:style-name="T4">a few</text:span><text:span text:style-name="T3"> limitations which </text:span><text:span text:style-name="T4">hinder its effectiveness as well as its </text:span><text:span text:style-name="T23">practicality.</text:span></text:p>
      <text:p text:style-name="P3"/>
      <text:p text:style-name="P19">Training the Classifier</text:p>
      <text:p text:style-name="P35"/>
      <text:p text:style-name="P34">More effective for market listings</text:p>
      <text:p text:style-name="P14"><text:span text:style-name="T3">T</text:span><text:span text:style-name="T1">he classifier was far more effective for market listings than for the thread titles.</text:span></text:p>
      <text:p text:style-name="P32"><text:span text:style-name="T25">Partly due to the ground truth dataset being </text:span><text:span text:style-name="T24">primarily</text:span><text:span text:style-name="T25"> comprised of market listings </text:span><text:span text:style-name="T7">but it was also because the data was more formal and homogenised.</text:span></text:p>
      <text:p text:style-name="P27"/>
      <text:p text:style-name="P33">Uncommon misspellings</text:p>
      <text:p text:style-name="P13"><text:span text:style-name="T31">Uncommon m</text:span><text:span text:style-name="T32">isspellings </text:span><text:span text:style-name="T31">will</text:span><text:span text:style-name="T32"> </text:span><text:span text:style-name="T33">result in tokens</text:span><text:span text:style-name="T32"> that the classifier </text:span><text:span text:style-name="T31">assigns a low</text:span><text:span text:style-name="T32"> log likelihood score </text:span><text:span text:style-name="T31">to </text:span><text:span text:style-name="T34">and therefore items containing these misspellings have an increased chance of being incorrectly categorised. </text:span><text:span text:style-name="T69">A potential improvement for future versions may be to add a feature which attempts to detect and amend these common misspellings prior to being passed through the classifier.</text:span></text:p>
      <text:p text:style-name="P13"/>
      <text:p text:style-name="P36">Rare phrases</text:p>
      <text:p text:style-name="P13"><text:span text:style-name="T35">Secondly, </text:span><text:span text:style-name="T36">t</text:span><text:span text:style-name="T37">here are also </text:span><text:span text:style-name="T38">keywords or key phrases that are </text:span><text:span text:style-name="T39">not present or rarely occur within the ground truth data</text:span><text:span text:style-name="T38"> but </text:span><text:span text:style-name="T39">are also </text:span><text:span text:style-name="T38">meaningful. </text:span><text:span text:style-name="T40">For example, the item ‘flame thrower’ would be recognised by most people as fitting within the “Weaponry &amp; Explosives” category. However, </text:span><text:span text:style-name="T41">such</text:span><text:span text:style-name="T40"> keywords are not prevalent </text:span><text:span text:style-name="T42">within the ground truth data </text:span><text:span text:style-name="T40">to the extent </text:span><text:span text:style-name="T43">that they would receive significant </text:span><text:span text:style-name="T44">LL </text:span><text:span text:style-name="T43">weightings </text:span><text:span text:style-name="T44">for that category and would be automatically sorted into the ‘Other’ category.</text:span></text:p>
      <text:p text:style-name="P13"/>
      <text:p text:style-name="P13"><text:span text:style-name="T45">The classifier attempts to control for this to an extent by performing checks for certain key phrases prior to </text:span><text:span text:style-name="T46">the </text:span><text:span text:style-name="T45">tokenisation </text:span><text:span text:style-name="T46">stage</text:span><text:span text:style-name="T45"> </text:span><text:span text:style-name="T47">(</text:span><text:span text:style-name="T5">further detail </text:span><text:span text:style-name="T6">on </text:span><text:span text:style-name="T27">PAGE </text:span><text:span text:style-name="T28">numb</text:span><text:span text:style-name="T27">)</text:span><text:span text:style-name="T45">. </text:span><text:span text:style-name="T48">However, the sheer number of potential relevant phrases </text:span></text:p>
      <text:p text:style-name="P13"/>
      <text:p text:style-name="P13"><text:span text:style-name="T49">For this reason, it is important that </text:span><text:span text:style-name="T42">after</text:span><text:span text:style-name="T49"> the implementation there is some manual checking of the ‘Other’ category </text:span><text:span text:style-name="T42">to identify </text:span><text:span text:style-name="T50">any items have been miscategorised.</text:span></text:p>
      <text:p text:style-name="P10"/>
      <text:p text:style-name="P13"><text:span text:style-name="T51">This involved adding more items to the ground truth data, particular</text:span><text:span text:style-name="T52">ly</text:span><text:span text:style-name="T51"> in the areas which were being incorrectly categorised at a greater percentage than others.</text:span></text:p>
      <text:p text:style-name="P13"/>
      <text:p text:style-name="P11">In some instances where the ground truth data had been incorrectly categorised this was corrected.</text:p>
      <text:p text:style-name="P11"/>
      <text:p text:style-name="P37"><text:soft-page-break/>Efficiency</text:p>
      <text:p text:style-name="P13"><text:span text:style-name="T53">A more practical limitation of the classifier its </text:span><text:span text:style-name="T54">processing </text:span><text:span text:style-name="T53">speed. </text:span><text:span text:style-name="T55">It can take the classifier several hours to train and then </text:span><text:span text:style-name="T56">classify a list of 5,000 items (each being a string containing approximately five words).</text:span></text:p>
      <text:p text:style-name="P12"/>
      <text:p text:style-name="P12">The <text:span text:style-name="T57">classifier </text:span>code may need to be <text:span text:style-name="T58">rendered</text:span> more efficient <text:span text:style-name="T59">if applied to larger datasets.</text:span></text:p>
      <text:p text:style-name="P13"/>
      <text:p text:style-name="P8">Optimisation</text:p>
      <text:p text:style-name="P2"><text:span text:style-name="T30">On some occasions,</text:span> changes were made to the code to improve efficiency. </text:p>
      <text:p text:style-name="P2"/>
      <text:p text:style-name="P15"><text:span text:style-name="T8">Given additional time, I would have experimented with a different </text:span><text:span text:style-name="T9">algorithms </text:span><text:span text:style-name="T10">such as log-likelihood ratio to determine whether these would have produced increased validity.</text:span></text:p>
      <text:p text:style-name="P4"/>
      <text:p text:style-name="P16"><text:span text:style-name="T10">A </text:span><text:span text:style-name="T12">more long-term goal </text:span><text:span text:style-name="T11">would be to integrate the classifier with web crawler to produce a continuous mapping of learning material on the darknet. </text:span><text:span text:style-name="T13">This would produce a </text:span><text:span text:style-name="T14">far </text:span><text:span text:style-name="T13">more detailed </text:span><text:span text:style-name="T15">and current mapping. It would also allow for the more accurate tracking of trends within the darknet.</text:span></text:p>
      <text:p text:style-name="P5"/>
      <text:p text:style-name="P17"><text:span text:style-name="T13">M</text:span><text:span text:style-name="T1">achine learning techniques could also be implemented to allow for the continuous training and improvement of the classifier.</text:span></text:p>
      <text:p text:style-name="P17"><text:span text:style-name="T1"/></text:p>
      <text:p text:style-name="P40"><text:span text:style-name="T1">Depth </text:span><text:span text:style-name="T26">analysis to determine the effectiveness of learning materials</text:span></text:p>
      <text:p text:style-name="P17"><text:span text:style-name="T1"/></text:p>
      <text:p text:style-name="P18">Merging or Utilising Data from Prior Models</text:p>
      <text:p text:style-name="P22">This is not <text:span text:style-name="T63">the first study to build a model to investigate darknet trends </text:span><text:span text:style-name="T64">and therefore may benefit from closer integration. </text:span></text:p>
      <text:p text:style-name="P22"/>
      <text:p text:style-name="P30"><text:span text:style-name="T16">Nunes et al. </text:span><text:span text:style-name="T17">(2016) </text:span><text:span text:style-name="T18">for example presented an operational system for cyber threat intelligence gathering from various social platforms on the Internet particularly sites including on the darknet. </text:span><text:span text:style-name="T19">The system produces</text:span><text:span text:style-name="T18"> threat warnings </text:span><text:span text:style-name="T19">which </text:span><text:span text:style-name="T18">include information on newly developed malware and exploits that have not yet been deployed in a cyber-attack.</text:span></text:p>
      <text:p text:style-name="P30"><text:span text:style-name="T18"/></text:p>
      <text:p text:style-name="P21">Scope In Future</text:p>
      <text:p text:style-name="P28">An issue with ongoing use of the classifier is that the current categories do not reflect every CyBOK KA. This is because the categories were representative of the initial dataset which did not contain items <text:span text:style-name="T70">from every KA.</text:span></text:p>
      <text:p text:style-name="P28"/>
      <text:p text:style-name="P29">This might be an issue if the content on the darknet was to change substantially. If a significant amount of items relating to one of these Kas emerged, they would not be picked up by the current classifier. <text:span text:style-name="T71">A remedy for this </text:span><text:span text:style-name="T72">might </text:span><text:span text:style-name="T71">involve some manual intervention once new categories are spotted.</text:span></text:p>
      <text:p text:style-name="P29"/>
      <text:p text:style-name="P29"/>
      <text:p text:style-name="P28"/>
      <text:p text:style-name="P28"/>
      <text:p text:style-name="P20"/>
      <text:p text:style-name="P23"/>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30T20:00:16.893370795</meta:creation-date>
    <meta:generator>LibreOffice/6.4.4.2$Linux_X86_64 LibreOffice_project/40$Build-2</meta:generator>
    <dc:date>2020-08-01T02:27:13.505468097</dc:date>
    <meta:editing-duration>P1DT22H47M7S</meta:editing-duration>
    <meta:editing-cycles>118</meta:editing-cycles>
    <meta:document-statistic meta:table-count="0" meta:image-count="0" meta:object-count="0" meta:page-count="2" meta:paragraph-count="35" meta:word-count="763" meta:character-count="4798" meta:non-whitespace-character-count="4066"/>
  </office:meta>
</office:document-meta>
</file>